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9">
      <style:paragraph-properties fo:margin-top="0in" fo:margin-bottom="0.1965in" style:contextual-spacing="false"/>
    </style:style>
    <style:style style:name="P3" style:family="paragraph" style:parent-style-name="Preformatted_20_Text" style:list-style-name="L10"/>
    <style:style style:name="P4" style:family="paragraph" style:parent-style-name="Preformatted_20_Text" style:list-style-name="L10">
      <style:paragraph-properties fo:margin-top="0in" fo:margin-bottom="0.1965in" style:contextual-spacing="false"/>
    </style:style>
    <style:style style:name="P5" style:family="paragraph" style:parent-style-name="Preformatted_20_Text" style:list-style-name="L14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a curated list of <text:span text:style-name="Strong_20_Emphasis">Top 50 Go (Golang) interview questions</text:span>—split into <text:span text:style-name="Strong_20_Emphasis">Conceptual</text:span>, <text:span text:style-name="Strong_20_Emphasis">Practical</text:span>, and <text:span text:style-name="Strong_20_Emphasis">Hands-on Coding</text:span> categories to prepare you thoroughly for your interview tomorrow:</text:p>
      <text:p text:style-name="Horizontal_20_Line"/>
      <text:h text:style-name="Heading_20_2" text:outline-level="2">✅ Part 1: Core Go – Conceptual (Theory) Questions</text:h>
      <text:h text:style-name="Heading_20_3" text:outline-level="3">📌 Go Basics (1–10)</text:h>
      <text:list text:style-name="L1">
        <text:list-item>
          <text:p text:style-name="P7">What are the main features of Go?</text:p>
        </text:list-item>
        <text:list-item>
          <text:p text:style-name="P7">What is the difference between <text:span text:style-name="Source_20_Text">var</text:span>, <text:span text:style-name="Source_20_Text">:=</text:span>, and <text:span text:style-name="Source_20_Text">const</text:span> in Go?</text:p>
        </text:list-item>
        <text:list-item>
          <text:p text:style-name="P7">How does Go handle memory management?</text:p>
        </text:list-item>
        <text:list-item>
          <text:p text:style-name="P7">What are packages in Go? How do you use and create custom packages?</text:p>
        </text:list-item>
        <text:list-item>
          <text:p text:style-name="P7">Explain the Go workspace structure (GOPATH, Go modules).</text:p>
        </text:list-item>
        <text:list-item>
          <text:p text:style-name="P7">How do Go modules work?</text:p>
        </text:list-item>
        <text:list-item>
          <text:p text:style-name="P7">What is the purpose of <text:span text:style-name="Source_20_Text">init()</text:span> in Go?</text:p>
        </text:list-item>
        <text:list-item>
          <text:p text:style-name="P7">What is a blank identifier <text:span text:style-name="Source_20_Text">_</text:span> in Go?</text:p>
        </text:list-item>
        <text:list-item>
          <text:p text:style-name="P7">What are the key differences between <text:span text:style-name="Source_20_Text">array</text:span>, <text:span text:style-name="Source_20_Text">slice</text:span>, and <text:span text:style-name="Source_20_Text">map</text:span>?</text:p>
        </text:list-item>
        <text:list-item>
          <text:p text:style-name="P7">How is error handling done in Go?</text:p>
        </text:list-item>
      </text:list>
      <text:p text:style-name="Horizontal_20_Line"/>
      <text:h text:style-name="Heading_20_3" text:outline-level="3">📌 Go Structs, Interfaces &amp; Methods (11–20)</text:h>
      <text:list text:style-name="L2">
        <text:list-item>
          <text:p text:style-name="P8">What are structs in Go and how are they different from classes?</text:p>
        </text:list-item>
        <text:list-item>
          <text:p text:style-name="P8">How do you implement interfaces in Go?</text:p>
        </text:list-item>
        <text:list-item>
          <text:p text:style-name="P8">Can a struct implement multiple interfaces?</text:p>
        </text:list-item>
        <text:list-item>
          <text:p text:style-name="P8">What is the difference between <text:span text:style-name="Source_20_Text">method</text:span> and <text:span text:style-name="Source_20_Text">function</text:span> in Go?</text:p>
        </text:list-item>
        <text:list-item>
          <text:p text:style-name="P8">What is composition in Go (vs inheritance)?</text:p>
        </text:list-item>
        <text:list-item>
          <text:p text:style-name="P8">How does Go achieve polymorphism?</text:p>
        </text:list-item>
        <text:list-item>
          <text:p text:style-name="P8">What is type assertion and how is it used?</text:p>
        </text:list-item>
        <text:list-item>
          <text:p text:style-name="P8">What is type embedding in Go?</text:p>
        </text:list-item>
        <text:list-item>
          <text:p text:style-name="P8">How are custom errors created in Go?</text:p>
        </text:list-item>
        <text:list-item>
          <text:p text:style-name="P8">What are receiver functions?</text:p>
        </text:list-item>
      </text:list>
      <text:p text:style-name="Horizontal_20_Line"/>
      <text:h text:style-name="Heading_20_3" text:outline-level="3">📌 Goroutines and Concurrency (21–30)</text:h>
      <text:list text:style-name="L3">
        <text:list-item>
          <text:p text:style-name="P9">What is a goroutine? How do you create one?</text:p>
        </text:list-item>
        <text:list-item>
          <text:p text:style-name="P9"><text:soft-page-break/>What is a channel in Go? How does it work?</text:p>
        </text:list-item>
        <text:list-item>
          <text:p text:style-name="P9">Difference between buffered and unbuffered channels?</text:p>
        </text:list-item>
        <text:list-item>
          <text:p text:style-name="P9">How does Go handle race conditions?</text:p>
        </text:list-item>
        <text:list-item>
          <text:p text:style-name="P9">What is the <text:span text:style-name="Source_20_Text">select</text:span> statement?</text:p>
        </text:list-item>
        <text:list-item>
          <text:p text:style-name="P9">What is a WaitGroup and how is it used?</text:p>
        </text:list-item>
        <text:list-item>
          <text:p text:style-name="P9">How to prevent deadlocks in Go?</text:p>
        </text:list-item>
        <text:list-item>
          <text:p text:style-name="P9">What is the role of the <text:span text:style-name="Source_20_Text">sync</text:span> package?</text:p>
        </text:list-item>
        <text:list-item>
          <text:p text:style-name="P9">What is a mutex? When should you use it?</text:p>
        </text:list-item>
        <text:list-item>
          <text:p text:style-name="P9">How to handle timeouts in goroutines?</text:p>
        </text:list-item>
      </text:list>
      <text:p text:style-name="Horizontal_20_Line"/>
      <text:h text:style-name="Heading_20_3" text:outline-level="3">📌 Advanced Concepts (31–40)</text:h>
      <text:list text:style-name="L4">
        <text:list-item>
          <text:p text:style-name="P10">What is the difference between <text:span text:style-name="Source_20_Text">panic</text:span>, <text:span text:style-name="Source_20_Text">recover</text:span>, and <text:span text:style-name="Source_20_Text">defer</text:span>?</text:p>
        </text:list-item>
        <text:list-item>
          <text:p text:style-name="P10">What are the best practices for writing Go idiomatic code?</text:p>
        </text:list-item>
        <text:list-item>
          <text:p text:style-name="P10">How does garbage collection work in Go?</text:p>
        </text:list-item>
        <text:list-item>
          <text:p text:style-name="P10">How do you implement middleware in Go?</text:p>
        </text:list-item>
        <text:list-item>
          <text:p text:style-name="P10">What is the zero value in Go? Give examples.</text:p>
        </text:list-item>
        <text:list-item>
          <text:p text:style-name="P10">How are variadic functions declared in Go?</text:p>
        </text:list-item>
        <text:list-item>
          <text:p text:style-name="P10">What is reflection and when would you use it?</text:p>
        </text:list-item>
        <text:list-item>
          <text:p text:style-name="P10">How does Go handle JSON encoding/decoding?</text:p>
        </text:list-item>
        <text:list-item>
          <text:p text:style-name="P10">How do you manage dependency injection in Go?</text:p>
        </text:list-item>
        <text:list-item>
          <text:p text:style-name="P10">What’s the difference between <text:span text:style-name="Source_20_Text">interface{}</text:span> and a concrete type?</text:p>
        </text:list-item>
      </text:list>
      <text:p text:style-name="Horizontal_20_Line"/>
      <text:h text:style-name="Heading_20_2" text:outline-level="2">✅ Part 2: Practical and Dev-Oriented (41–45)</text:h>
      <text:list text:style-name="L5">
        <text:list-item>
          <text:p text:style-name="P11">How do you write and run unit tests in Go?</text:p>
        </text:list-item>
        <text:list-item>
          <text:p text:style-name="P11">How does benchmarking work in Go?</text:p>
        </text:list-item>
        <text:list-item>
          <text:p text:style-name="P11">What are Go linters? Name a few.</text:p>
        </text:list-item>
        <text:list-item>
          <text:p text:style-name="P11">What tools do you use to manage Go modules and dependencies?</text:p>
        </text:list-item>
        <text:list-item>
          <text:p text:style-name="P11">How do you write and document Go code using <text:span text:style-name="Source_20_Text">godoc</text:span>?</text:p>
        </text:list-item>
      </text:list>
      <text:p text:style-name="Horizontal_20_Line"/>
      <text:h text:style-name="Heading_20_2" text:outline-level="2"><text:soft-page-break/>✅ Part 3: Hands-on Practice Problems (46–50)</text:h>
      <text:h text:style-name="Heading_20_3" text:outline-level="3">46. Reverse a string in Go.</text:h>
      <text:p text:style-name="P1"><text:span text:style-name="Source_20_Text">func reverse(s string) string</text:span></text:p>
      <text:h text:style-name="Heading_20_3" text:outline-level="3">47. Write a program to check if a number is a palindrome.</text:h>
      <text:h text:style-name="Heading_20_3" text:outline-level="3">48. Build a simple REST API with <text:span text:style-name="Source_20_Text">net/http</text:span>.</text:h>
      <text:h text:style-name="Heading_20_3" text:outline-level="3">49. Use goroutines and channels to calculate the sum of an array in parallel.</text:h>
      <text:h text:style-name="Heading_20_3" text:outline-level="3">50. Write a custom error type and demonstrate how to wrap errors.</text:h>
      <text:p text:style-name="Horizontal_20_Line"/>
      <text:h text:style-name="Heading_20_2" text:outline-level="2">💻 Hands-On Practice Recommendations</text:h>
      <text:p text:style-name="Text_20_body">You can practice the hands-on problems here:</text:p>
      <text:h text:style-name="Heading_20_3" text:outline-level="3">🔗 Online Playground</text:h>
      <text:list text:style-name="L6">
        <text:list-item>
          <text:p text:style-name="P12"><text:a xlink:type="simple" xlink:href="https://play.golang.org/" text:style-name="Internet_20_link" text:visited-style-name="Visited_20_Internet_20_Link">https://play.golang.org</text:a></text:p>
        </text:list-item>
      </text:list>
      <text:h text:style-name="Heading_20_3" text:outline-level="3">🔧 Suggested Projects</text:h>
      <text:list text:style-name="L7">
        <text:list-item>
          <text:p text:style-name="P13">Build a CLI tool (e.g., TODO app)</text:p>
        </text:list-item>
        <text:list-item>
          <text:p text:style-name="P13">Simple in-memory key-value store</text:p>
        </text:list-item>
        <text:list-item>
          <text:p text:style-name="P13">JSON API with <text:span text:style-name="Source_20_Text">mux</text:span> or <text:span text:style-name="Source_20_Text">chi</text:span> router</text:p>
        </text:list-item>
        <text:list-item>
          <text:p text:style-name="P13">File processor with goroutines</text:p>
        </text:list-item>
        <text:list-item>
          <text:p text:style-name="P13">Chat server using WebSocket or TCP</text:p>
        </text:list-item>
      </text:list>
      <text:p text:style-name="Text_20_body"/>
      <text:p text:style-name="Text_20_body"/>
      <text:p text:style-name="Text_20_body"/>
      <text:p text:style-name="Text_20_body"><text:span text:style-name="Source_20_Text">Absolutely! Here's a </text:span><text:span text:style-name="Source_20_Text"><text:span text:style-name="Strong_20_Emphasis">summary of all key Go concepts and questions (1–40)</text:span></text:span><text:span text:style-name="Source_20_Text"> we've covered so far, grouped by topic to help you revise efficiently before your interview.</text:span></text:p>
      <text:p text:style-name="Horizontal_20_Line"/>
      <text:h text:style-name="Heading_20_2" text:outline-level="2">✅ <text:span text:style-name="Strong_20_Emphasis">Part 1: Go Basics (Q1–10)</text:span></text:h>
      <text:p text:style-name="Text_20_body"><text:span text:style-name="Strong_20_Emphasis">Topics: Syntax, variables, modules, errors</text:span></text:p>
      <text:list text:style-name="L16">
        <text:list-item>
          <text:p text:style-name="P22">Go is simple, fast, and concurrent.</text:p>
        </text:list-item>
        <text:list-item>
          <text:p text:style-name="P22">Use <text:span text:style-name="Source_20_Text">var</text:span>, <text:span text:style-name="Source_20_Text">:=</text:span>, <text:span text:style-name="Source_20_Text">const</text:span> for declaring variables.</text:p>
        </text:list-item>
        <text:list-item>
          <text:p text:style-name="P22"><text:soft-page-break/>Memory is managed using garbage collection.</text:p>
        </text:list-item>
        <text:list-item>
          <text:p text:style-name="P22">Go projects are organized using <text:span text:style-name="Strong_20_Emphasis">packages</text:span> and <text:span text:style-name="Strong_20_Emphasis">modules</text:span>.</text:p>
        </text:list-item>
        <text:list-item>
          <text:p text:style-name="P22"><text:span text:style-name="Source_20_Text">init()</text:span> runs before <text:span text:style-name="Source_20_Text">main()</text:span> for initialization.</text:p>
        </text:list-item>
        <text:list-item>
          <text:p text:style-name="P22">Blank identifier <text:span text:style-name="Source_20_Text">_</text:span> is used to ignore values.</text:p>
        </text:list-item>
        <text:list-item>
          <text:p text:style-name="P22">Arrays (fixed), slices (dynamic), and maps (key-value).</text:p>
        </text:list-item>
        <text:list-item>
          <text:p text:style-name="P22">Errors are handled explicitly using <text:span text:style-name="Source_20_Text">error</text:span> interface.</text:p>
        </text:list-item>
      </text:list>
      <text:p text:style-name="Horizontal_20_Line"/>
      <text:h text:style-name="Heading_20_2" text:outline-level="2">✅ <text:span text:style-name="Strong_20_Emphasis">Part 2: Structs, Interfaces, and Methods (Q11–20)</text:span></text:h>
      <text:p text:style-name="Text_20_body"><text:span text:style-name="Strong_20_Emphasis">Topics: OOP-like design in Go</text:span></text:p>
      <text:list text:style-name="L17">
        <text:list-item>
          <text:p text:style-name="P23">Structs group fields; Go has no classes.</text:p>
        </text:list-item>
        <text:list-item>
          <text:p text:style-name="P23">Interfaces are implemented implicitly.</text:p>
        </text:list-item>
        <text:list-item>
          <text:p text:style-name="P23">A struct can implement multiple interfaces.</text:p>
        </text:list-item>
        <text:list-item>
          <text:p text:style-name="P23">Functions vs methods: methods have receivers.</text:p>
        </text:list-item>
        <text:list-item>
          <text:p text:style-name="P23">Composition is used instead of inheritance via embedding.</text:p>
        </text:list-item>
        <text:list-item>
          <text:p text:style-name="P23">Polymorphism is achieved via interfaces.</text:p>
        </text:list-item>
        <text:list-item>
          <text:p text:style-name="P23">Type assertion extracts concrete value from interface.</text:p>
        </text:list-item>
        <text:list-item>
          <text:p text:style-name="P23">Type embedding allows method reuse.</text:p>
        </text:list-item>
        <text:list-item>
          <text:p text:style-name="P23">Create custom errors using <text:span text:style-name="Source_20_Text">errors.New</text:span>, <text:span text:style-name="Source_20_Text">fmt.Errorf</text:span>.</text:p>
        </text:list-item>
        <text:list-item>
          <text:p text:style-name="P23">Methods use receivers (pointer or value).</text:p>
        </text:list-item>
      </text:list>
      <text:p text:style-name="Horizontal_20_Line"/>
      <text:h text:style-name="Heading_20_2" text:outline-level="2">✅ <text:span text:style-name="Strong_20_Emphasis">Part 3: Concurrency (Q21–30)</text:span></text:h>
      <text:p text:style-name="Text_20_body"><text:span text:style-name="Strong_20_Emphasis">Topics: Goroutines, channels, synchronization</text:span></text:p>
      <text:list text:style-name="L18">
        <text:list-item>
          <text:p text:style-name="P24">Goroutines are lightweight threads (<text:span text:style-name="Source_20_Text">go func()</text:span>).</text:p>
        </text:list-item>
        <text:list-item>
          <text:p text:style-name="P24">Channels allow safe communication between goroutines.</text:p>
        </text:list-item>
        <text:list-item>
          <text:p text:style-name="P24">Buffered channels store data temporarily.</text:p>
        </text:list-item>
        <text:list-item>
          <text:p text:style-name="P24">Use <text:span text:style-name="Source_20_Text">sync.Mutex</text:span> or channels to avoid race conditions.</text:p>
        </text:list-item>
        <text:list-item>
          <text:p text:style-name="P24"><text:span text:style-name="Source_20_Text">select</text:span> handles multiple channel cases.</text:p>
        </text:list-item>
        <text:list-item>
          <text:p text:style-name="P24"><text:span text:style-name="Source_20_Text">sync.WaitGroup</text:span> waits for goroutines to complete.</text:p>
        </text:list-item>
        <text:list-item>
          <text:p text:style-name="P24">Prevent deadlocks using structured sync or timeouts.</text:p>
        </text:list-item>
        <text:list-item>
          <text:p text:style-name="P24"><text:span text:style-name="Source_20_Text">sync</text:span> package provides Mutex, Once, Map, etc.</text:p>
        </text:list-item>
        <text:list-item>
          <text:p text:style-name="P24"><text:soft-page-break/>Mutex locks shared resources.</text:p>
        </text:list-item>
        <text:list-item>
          <text:p text:style-name="P24"><text:span text:style-name="Source_20_Text">time.After</text:span> is used for goroutine timeouts.</text:p>
        </text:list-item>
      </text:list>
      <text:p text:style-name="Horizontal_20_Line"/>
      <text:h text:style-name="Heading_20_2" text:outline-level="2">✅ <text:span text:style-name="Strong_20_Emphasis">Part 4: Advanced Concepts (Q31–40)</text:span></text:h>
      <text:p text:style-name="Text_20_body"><text:span text:style-name="Strong_20_Emphasis">Topics: defer/panic/recover, reflection, JSON, DI</text:span></text:p>
      <text:list text:style-name="L19">
        <text:list-item>
          <text:p text:style-name="P25"><text:span text:style-name="Source_20_Text">defer</text:span> delays execution; <text:span text:style-name="Source_20_Text">panic</text:span> triggers crashes; <text:span text:style-name="Source_20_Text">recover</text:span> handles panics.</text:p>
        </text:list-item>
        <text:list-item>
          <text:p text:style-name="P25">Idiomatic Go prefers simplicity, short names, error checking.</text:p>
        </text:list-item>
        <text:list-item>
          <text:p text:style-name="P25">Go’s GC is automatic and concurrent.</text:p>
        </text:list-item>
        <text:list-item>
          <text:p text:style-name="P25">Middleware wraps HTTP handlers via function composition.</text:p>
        </text:list-item>
        <text:list-item>
          <text:p text:style-name="P25">Zero values exist for all types.</text:p>
        </text:list-item>
        <text:list-item>
          <text:p text:style-name="P25">Variadic functions take a variable number of arguments (<text:span text:style-name="Source_20_Text">...</text:span>).</text:p>
        </text:list-item>
        <text:list-item>
          <text:p text:style-name="P25">Reflection allows inspecting values/types at runtime.</text:p>
        </text:list-item>
        <text:list-item>
          <text:p text:style-name="P25">JSON encoding/decoding via <text:span text:style-name="Source_20_Text">encoding/json</text:span>.</text:p>
        </text:list-item>
        <text:list-item>
          <text:p text:style-name="P25">Dependency injection via constructors or libraries (e.g. Wire).</text:p>
        </text:list-item>
        <text:list-item>
          <text:p text:style-name="P25"><text:span text:style-name="Source_20_Text">interface{}</text:span> holds any type; use type assertion to convert.</text:p>
        </text:list-item>
      </text:list>
      <text:p text:style-name="Text_20_body"/>
      <text:p text:style-name="Text_20_body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20:26:32.739374299</meta:creation-date>
    <dc:date>2025-06-15T11:13:03.870138639</dc:date>
    <meta:editing-duration>PT41M30S</meta:editing-duration>
    <meta:editing-cycles>5</meta:editing-cycles>
    <meta:generator>LibreOffice/7.6.7.2$Linux_X86_64 LibreOffice_project/60$Build-2</meta:generator>
    <meta:document-statistic meta:table-count="0" meta:image-count="0" meta:object-count="0" meta:page-count="5" meta:paragraph-count="116" meta:word-count="944" meta:character-count="5397" meta:non-whitespace-character-count="4669"/>
  </office:meta>
</office:document-meta>
</file>